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41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0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Original Classification</text:p>
          </table:table-cell>
          <table:table-cell office:value-type="string" calcext:value-type="string">
            <text:p>Manual Classification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table:style-name="ce1" office:value-type="string" calcext:value-type="string">
            <text:p>e7fe1d34-38e1-4933-953b-ffcf9f61919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e7fb7733-5ebc-457d-bf39-923089a660f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3a979b86-86cd-4bb5-a195-2f776c268f8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field access modifier increased visibility cases </text:p>
          </table:table-cell>
        </table:table-row>
        <table:table-row table:style-name="ro1">
          <table:table-cell office:value-type="string" calcext:value-type="string">
            <text:p>23c2f272-2abe-4b64-b53d-045ea8e165c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compiler fails with the removed class. It does not check if the invoked method exists.</text:p>
          </table:table-cell>
        </table:table-row>
        <table:table-row table:style-name="ro1">
          <table:table-cell office:value-type="string" calcext:value-type="string">
            <text:p>e1ba83f5-5ab6-460f-b3ee-996e91b4afec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ype widening</text:p>
          </table:table-cell>
        </table:table-row>
        <table:table-row table:style-name="ro1">
          <table:table-cell office:value-type="string" calcext:value-type="string">
            <text:p>bbb0c786-bb0f-47d4-9f79-6d791fc5f47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7fd66d5c-6d0b-4a22-9e04-d3845ff1d9f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8ed72449-fee0-4215-8ba9-3d552cc80ee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b9742bf4-8dc7-43ed-9a2d-6e4fcd9a564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f9edc7df-150f-433f-9dd7-dd221a4b1ad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superclass</text:p>
          </table:table-cell>
        </table:table-row>
        <table:table-row table:style-name="ro1">
          <table:table-cell office:value-type="string" calcext:value-type="string">
            <text:p>c2df6ba2-0546-4525-b799-a9ce7afd3ae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d89bb97a-0e7e-4515-817c-4b3ac605cb5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 </text:p>
          </table:table-cell>
        </table:table-row>
        <table:table-row table:style-name="ro1">
          <table:table-cell office:value-type="string" calcext:value-type="string">
            <text:p>9c3f83e2-9b84-4305-ac33-9b537a6e99d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0d12dca7-37a1-4e8b-837e-fb32de5a374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6b16ccc6-d783-4428-b9fe-adbe4ebc9d9c</text:p>
          </table:table-cell>
          <table:table-cell table:number-columns-repeated="2" office:value-type="string" calcext:value-type="string">
            <text:p>FP</text:p>
          </table:table-cell>
          <table:table-cell table:style-name="ce3" office:value-type="string" calcext:value-type="string">
            <text:p>62/65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58d75a0e-23db-4bdf-82b7-aab2002fc23e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d1a618f6-f770-474c-9f0b-7e10bc13435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3bc7ea61-c59f-4f06-a9dd-db9716f0109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591ece3c-c19d-406d-8a89-b651e4c959c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87e33d48-8372-4763-a242-291b32a6c46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7ea5b67d-1741-400c-9737-52d1ce4c6fc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override different type param</text:p>
          </table:table-cell>
        </table:table-row>
        <table:table-row table:style-name="ro1">
          <table:table-cell office:value-type="string" calcext:value-type="string">
            <text:p>2eb600bc-d2b7-45c6-b2d6-11ff1547caa9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0c773ff9-900b-4e8c-9ff6-6c1df2022a0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49ece546-9a77-4d0d-831b-4c83da0eb0c1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d246c483-fa74-4bbd-b7d1-964a1a2b1c8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fc362f5a-fef6-4cca-8993-15ddc0c9058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override different type param</text:p>
          </table:table-cell>
        </table:table-row>
        <table:table-row table:style-name="ro1">
          <table:table-cell office:value-type="string" calcext:value-type="string">
            <text:p>aa904c2d-909f-4c21-bcd2-413a71b69ef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86c29ce6-0ab3-4e31-a93c-4e8b9250a55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6390e36e-3800-42e5-96f3-85aee1839a1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rong broken use when moving method from parent class</text:p>
          </table:table-cell>
        </table:table-row>
        <table:table-row table:style-name="ro1">
          <table:table-cell office:value-type="string" calcext:value-type="string">
            <text:p>165ca2ef-12c0-41e2-94c6-8e8af17dcf83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f8bcaaf7-51bb-4603-a0ea-2c721dcc1b7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958295ff-1d6d-4800-8284-ef574a4327c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ype widening</text:p>
          </table:table-cell>
        </table:table-row>
        <table:table-row table:style-name="ro1">
          <table:table-cell office:value-type="string" calcext:value-type="string">
            <text:p>d0d5b36d-c9b0-4cc4-96bc-5c1c99b5586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f2a6867d-9bed-4be5-b3a9-b0134080085b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3c1de1c0-778e-418a-9f36-b799bd57e22c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18bb9954-5a0e-4856-b3ec-b6453b5d1cb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327a101d-54a8-47a3-a84a-79189036934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ass less accessible cannot declare vars of such type</text:p>
          </table:table-cell>
        </table:table-row>
        <table:table-row table:style-name="ro1">
          <table:table-cell office:value-type="string" calcext:value-type="string">
            <text:p>313c96e1-65c0-4f9c-884c-fe433e290db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2cac2441-cd32-4917-8314-8437ece61b2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3658e348-2f44-4673-b158-844b2ae19679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512ae2cc-dbb1-4b79-a95e-b84d80648ff4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pe generalization</text:p>
          </table:table-cell>
        </table:table-row>
        <table:table-row table:style-name="ro1">
          <table:table-cell office:value-type="string" calcext:value-type="string">
            <text:p>2da8b2e3-dc06-44bf-b537-8ee5ba7b94c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7f932106-6dfe-4f89-83d0-e637d5e1f15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9de482db-7646-4a95-aa1b-b7bb53f2ced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override different type param</text:p>
          </table:table-cell>
        </table:table-row>
        <table:table-row table:style-name="ro1">
          <table:table-cell office:value-type="string" calcext:value-type="string">
            <text:p>e291ae89-f62e-43b3-8807-5cb9ef5e054d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058ea14d-95cd-4071-b1d8-f2e26eb616ab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fb202e93-0087-48af-9122-0b82f13a4941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74c9dd03-50c7-44a5-9759-e5175b72ebeb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rong broken use when moving method from parent class</text:p>
          </table:table-cell>
        </table:table-row>
        <table:table-row table:style-name="ro1">
          <table:table-cell office:value-type="string" calcext:value-type="string">
            <text:p>43439f21-bbfc-4360-b73c-f142b968346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ype widening</text:p>
          </table:table-cell>
        </table:table-row>
        <table:table-row table:style-name="ro1">
          <table:table-cell office:value-type="string" calcext:value-type="string">
            <text:p>3d24b97b-2eb4-4a99-a1f1-c71dd67598b3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0cbfd505-7c58-4cc0-b0b3-aaeb253ca5f1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ef2f2396-aab9-4874-aa72-0eb9b2aea996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ec3d1557-26ba-4bc1-8b77-d488323057ab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nitializing protected nested class</text:p>
          </table:table-cell>
        </table:table-row>
        <table:table-row table:style-name="ro1">
          <table:table-cell office:value-type="string" calcext:value-type="string">
            <text:p>5c7b0c4f-de6a-47e9-b00b-40dde299381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7068bc9b-855f-40b6-acb7-03a5e414a0e1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0de691f7-50fb-4b44-983b-a580c4db3a70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broken use when removing nested interface</text:p>
          </table:table-cell>
        </table:table-row>
        <table:table-row table:style-name="ro1">
          <table:table-cell office:value-type="string" calcext:value-type="string">
            <text:p>e4d06569-9b1b-45ac-9254-99bc280da865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23801a9b-814f-4a8d-886e-ffbd18d93458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f7d11be6-ba1a-46e4-8746-c1a1811323c7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ivate nested class</text:p>
          </table:table-cell>
        </table:table-row>
        <table:table-row table:style-name="ro1">
          <table:table-cell office:value-type="string" calcext:value-type="string">
            <text:p>dadf8b91-47d9-46d1-9e1a-aaf728eda0cf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ackage nested class</text:p>
          </table:table-cell>
        </table:table-row>
        <table:table-row table:style-name="ro1">
          <table:table-cell office:value-type="string" calcext:value-type="string">
            <text:p>4eb9225c-cca0-4e9d-8316-a0c887a5d54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2f9deded-43fe-4753-b97b-0f7c78f8d933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0539dc04-46ce-417a-acca-57f70329750f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5fb9c4ba-3e31-4424-a9a2-cc89f4f9e3c8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a64a343c-138d-4c0d-b69a-befd05695bd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964d7903-8ed6-4eb8-9199-3e3c4000d90d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de145c13-4ccd-45f9-8388-66996d5ba468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11f38822-bb50-4bff-9a78-544b86a927cb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0044326a-5d82-4192-9204-5f55906037cd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753b63d5-5a6c-4e15-b6c2-b865a58afa6a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2ac8fdb8-9551-47e5-a6fc-c8383b64302a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f60a56ee-bdb2-4cf0-82f3-66c298e2d46e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aadb32fa-7613-4710-b964-595922980f0e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25dc7370-0974-4755-9356-5acddf825a0f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5559a1d7-8e4e-4927-be18-582f41510b8f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fed21f9c-e1e4-4465-91ba-f411eaf67101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3324192c-e59d-4ac9-9153-c1220adb8d69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3ab372f1-aa37-440d-8eaf-68fad6065ed6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2f3374e6-5d30-4aae-981f-443df42d6117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801559d0-d048-439f-9cd2-d79f49dc7f19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d6daecf7-7154-478c-94f2-76858fd44f4f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FACE_REMOVED issue when instantiating</text:p>
          </table:table-cell>
        </table:table-row>
        <table:table-row table:style-name="ro1">
          <table:table-cell office:value-type="string" calcext:value-type="string">
            <text:p>ef3b161f-2fd9-47de-a1ee-a85bcb35ea9a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d36f6962-7dd8-4285-a514-4f0a4b45945e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5e3af7bd-b42c-483b-9593-c4b1885a9833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ort protected nested class</text:p>
          </table:table-cell>
        </table:table-row>
        <table:table-row table:style-name="ro1">
          <table:table-cell office:value-type="string" calcext:value-type="string">
            <text:p>e2a9561f-45c9-4dfd-a221-05d6b9cf34c7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ass removed case not detected</text:p>
          </table:table-cell>
        </table:table-row>
        <table:table-row table:style-name="ro1">
          <table:table-cell office:value-type="string" calcext:value-type="string">
            <text:p>8773882d-c0ad-4975-88a4-bcbb63dc2e12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6841c7e6-802d-4f12-92ab-fdc6203aeaf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 Classification</text:p>
          </table:table-cell>
          <table:table-cell office:value-type="string" calcext:value-type="string">
            <text:p>Manual Class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([.B2:.B88]; &quot;FP&quot;)" office:value-type="float" office:value="50" calcext:value-type="float">
            <text:p>50</text:p>
          </table:table-cell>
          <table:table-cell table:formula="of:=COUNTIF([.C2:.C88]; &quot;FP&quot;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</text:p>
          </table:table-cell>
          <table:table-cell table:formula="of:=COUNTIF([.B2:.B88]; &quot;FN&quot;)" office:value-type="float" office:value="37" calcext:value-type="float">
            <text:p>37</text:p>
          </table:table-cell>
          <table:table-cell table:formula="of:=COUNTIF([.C2:.C88]; &quot;FN&quot;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74" calcext:value-type="float">
            <text:p>174</text:p>
          </table:table-cell>
          <table:table-cell table:formula="of:=[.B94]+COUNTIF([.C2:.C88]; &quot;TP&quot;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arded</text:p>
          </table:table-cell>
          <table:table-cell office:value-type="float" office:value="0" calcext:value-type="float">
            <text:p>0</text:p>
          </table:table-cell>
          <table:table-cell table:formula="of:=COUNTIF([.C2:.C88]; &quot;-&quot;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92:.B94])" office:value-type="float" office:value="261" calcext:value-type="float">
            <text:p>261</text:p>
          </table:table-cell>
          <table:table-cell table:formula="of:=SUM([.C92:.C94])"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94]/([.B94]+[.B92])" office:value-type="float" office:value="0.776785714285714" calcext:value-type="float">
            <text:p>0.776785714285714</text:p>
          </table:table-cell>
          <table:table-cell table:formula="of:=[.C94]/([.C94]+[.C92])" office:value-type="float" office:value="0.866071428571429" calcext:value-type="float">
            <text:p>0.8660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94]/([.B94]+[.B93])" office:value-type="float" office:value="0.824644549763033" calcext:value-type="float">
            <text:p>0.824644549763033</text:p>
          </table:table-cell>
          <table:table-cell table:formula="of:=[.C94]/([.C94]+[.C93])" office:value-type="float" office:value="0.906542056074766" calcext:value-type="float">
            <text:p>0.9065420560747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4:38:56.893293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na </meta:initial-creator>
    <meta:creation-date>2022-04-22T17:57:39.908177033</meta:creation-date>
    <dc:date>2022-05-05T11:02:23.761853876</dc:date>
    <dc:creator>Lina </dc:creator>
    <meta:editing-duration>P1DT11H39M13S</meta:editing-duration>
    <meta:editing-cycles>53</meta:editing-cycles>
    <meta:generator>LibreOffice/7.1.7.2$Linux_X86_64 LibreOffice_project/10$Build-2</meta:generator>
    <meta:document-statistic meta:table-count="1" meta:cell-count="463" meta:object-count="0"/>
  </office:meta>
</office:document-meta>
</file>